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text-position="sub 58%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position="0% 100%" fo:font-size="12pt" style:font-size-asian="12pt"/>
    </style:style>
    <style:style style:name="T5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text-position="0% 100%" fo:font-size="12pt" fo:font-weight="bold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arámetros a definir</text:p>
      <text:p text:style-name="P1"/>
      <text:p text:style-name="P2"><text:span text:style-name="T1">Ancho de banda: </text:span><text:span text:style-name="T2">Se elige a partir del máximo valor de frecuencia fundamental de la señal a tratar.</text:span></text:p>
      <text:p text:style-name="P3"><text:tab/><text:tab/> <text:s text:c="6"/>Un posible valor puede encontrarse entre 8Khz y 12Khz.</text:p>
      <text:p text:style-name="P4"/>
      <text:p text:style-name="P2"><text:span text:style-name="T1">Frecuencia de muestreo:</text:span><text:span text:style-name="T2"> La frecuencia de muestreo del codec del DSP56303 se halla en 48Khz.</text:span></text:p>
      <text:p text:style-name="P3"><text:tab/><text:tab/><text:tab/> <text:s text:c="7"/>Esto último genera sobre-muestreo, por lo tanto podemos tomar una de</text:p>
      <text:p text:style-name="P3"><text:tab/><text:tab/><text:tab/> <text:s text:c="7"/>cada dos muestras, lo que determinaría una frecuencia de muestreo de <text:tab/><text:tab/><text:tab/> <text:s text:c="7"/>24Khz.</text:p>
      <text:p text:style-name="P4"/>
      <text:p text:style-name="P2"><text:span text:style-name="T1">Longitud de los tramos: </text:span><text:span text:style-name="T2">Una posible elección es tomar intervalos de 15ms para hallar la <text:tab/><text:tab/><text:tab/><text:tab/> <text:s text:c="6"/>frecuencia fundamental f</text:span><text:span text:style-name="T3">0</text:span><text:span text:style-name="T5">. <text:s/>Lo anterior permite dejar fuera la frecuencia </text:span></text:p>
      <text:p text:style-name="P5"><text:tab/><text:tab/><text:tab/> <text:s text:c="6"/>50Hz de la red eléctrica, esto ocurre ya que la frecuencia fundamental </text:p>
      <text:p text:style-name="P2"><text:span text:style-name="T5"><text:tab/><text:tab/><text:tab/> <text:s text:c="6"/>mínima que puede hallarse en dicho intervalo es <text:s/>f</text:span><text:span text:style-name="T3">0</text:span><text:span text:style-name="T5">=66,7Hz (1/15ms).</text:span></text:p>
      <text:p text:style-name="P4"/>
      <text:p text:style-name="P2"><text:span text:style-name="T6">Solapamiento de tramos: </text:span><text:span text:style-name="T5">Luego de calcular la frecuencia fundamental de un tramo, el próximo <text:tab/><text:tab/><text:tab/> <text:s text:c="7"/>tramo es creado quitando las muestras de los primeros 5ms del tramo <text:tab/><text:tab/><text:tab/> <text:s text:c="7"/>anterior y agregando 5ms de nuevas muestras. </text:span></text:p>
      <text:p text:style-name="P4"/>
      <text:p text:style-name="P2"><text:span text:style-name="T6">Función diferencia: </text:span><text:span text:style-name="T5">El desplazamiento máximo de la señal está asociado con el período máximo </text:span></text:p>
      <text:p text:style-name="P2"><text:span text:style-name="T5"><text:tab/><text:tab/><text:tab/>( f</text:span><text:span text:style-name="T3">0</text:span><text:span text:style-name="T5">=66,7Hz, mínimo)<text:tab/>que puede encontrarse en un intervalo de tiempo.</text:span></text:p>
      <text:p text:style-name="P2"><text:span text:style-name="T5"><text:tab/><text:tab/><text:tab/> En nuestro caso si elegimos T</text:span><text:span text:style-name="T3">max</text:span><text:span text:style-name="T5">=15ms, y f</text:span><text:span text:style-name="T3">s</text:span><text:span text:style-name="T5">=24Khz ---&gt; <text:s text:c="2"/>T</text:span><text:span text:style-name="T3">max</text:span><text:span text:style-name="T5">*f</text:span><text:span text:style-name="T3">s</text:span><text:span text:style-name="T5">= 360, por <text:tab/><text:tab/><text:tab/> lo tanto el desplazamiento máximo es de 360 muestr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UY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i Aicardi</meta:initial-creator>
    <meta:creation-date>2009-10-03T22:50:53</meta:creation-date>
    <meta:editing-duration>PT52113H31M44S</meta:editing-duration>
    <meta:document-statistic meta:table-count="0" meta:image-count="0" meta:object-count="0" meta:page-count="1" meta:paragraph-count="13" meta:word-count="195" meta:character-count="1308"/>
    <meta:generator>OpenOffice.org/3.0$Unix OpenOffice.org_project/300m15$Build-9379</meta:generator>
  </office:meta>
</office:document-meta>
</file>